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4">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4">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4">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4">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4">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4">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4">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4">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15T11:09:17.368313675</dc:date>
    <meta:editing-duration>P1DT7M54S</meta:editing-duration>
    <meta:editing-cycles>73</meta:editing-cycles>
    <meta:generator>LibreOffice/7.3.7.2$Linux_X86_64 LibreOffice_project/30$Build-2</meta:generator>
    <meta:document-statistic meta:table-count="1" meta:cell-count="490" meta:object-count="0"/>
  </office:meta>
</office:document-meta>
</file>